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MS PGothic" svg:font-family="'MS PGothic'" style:font-family-generic="modern" style:font-pitch="fixed"/>
    <style:font-face style:name="OpenSymbol" svg:font-family="OpenSymbol"/>
    <style:font-face style:name="OpenSymbol1" svg:font-family="OpenSymbol" style:font-charset="x-symbol"/>
    <style:font-face style:name="Segoe UI" svg:font-family="'Segoe UI'"/>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59cm" fo:margin-left="0cm" fo:margin-right="0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cm" fo:border="none"/>
    </style:style>
    <style:style style:name="P1" style:family="paragraph" style:parent-style-name="Header">
      <style:paragraph-properties fo:text-align="end" style:justify-single-word="false"/>
      <style:text-properties style:font-name="Tahoma1" fo:font-size="6pt" style:font-size-asian="6pt" style:font-size-complex="6pt"/>
    </style:style>
    <style:style style:name="P2" style:family="paragraph" style:parent-style-name="Text_20_body">
      <style:paragraph-properties fo:text-align="justify" style:justify-single-word="false"/>
      <style:text-properties style:font-name="Tahoma1" fo:font-size="6pt" style:font-size-asian="6pt" style:font-size-complex="6pt"/>
    </style:style>
    <style:style style:name="P3" style:family="paragraph" style:parent-style-name="Text_20_body">
      <style:paragraph-properties fo:margin-top="0cm" fo:margin-bottom="0.007cm" style:contextual-spacing="false" fo:text-align="justify" style:justify-single-word="false"/>
      <style:text-properties style:font-name="Tahoma1" fo:font-size="6pt" style:font-size-asian="6pt" style:font-size-complex="6pt"/>
    </style:style>
    <style:style style:name="P4" style:family="paragraph" style:parent-style-name="Text_20_body">
      <style:paragraph-properties fo:text-align="start" style:justify-single-word="false"/>
      <style:text-properties style:font-name="Tahoma1" fo:font-size="6pt" style:font-size-asian="6pt" style:font-size-complex="6pt"/>
    </style:style>
    <style:style style:name="P5" style:family="paragraph" style:parent-style-name="Table_20_Contents">
      <style:paragraph-properties fo:margin-top="0cm" fo:margin-bottom="0.499cm" style:contextual-spacing="false" fo:text-align="center" style:justify-single-word="false" fo:padding="0cm" fo:border="none" fo:keep-with-next="always"/>
      <style:text-properties style:font-name="Tahoma1" fo:font-size="6pt" style:font-size-asian="6pt" style:font-size-complex="6pt"/>
    </style:style>
    <style:style style:name="P6" style:family="paragraph" style:parent-style-name="Table_20_Contents">
      <style:paragraph-properties fo:margin-top="0cm" fo:margin-bottom="0.499cm" style:contextual-spacing="false" fo:text-align="center" style:justify-single-word="false" fo:padding="0cm" fo:border="none"/>
      <style:text-properties style:font-name="Tahoma1" fo:font-size="6pt" style:font-size-asian="6pt" style:font-size-complex="6pt"/>
    </style:style>
    <style:style style:name="P7" style:family="paragraph" style:parent-style-name="Table_20_Contents">
      <style:paragraph-properties fo:margin-top="0cm" fo:margin-bottom="0cm" style:contextual-spacing="false" fo:text-align="center" style:justify-single-word="false" fo:padding="0cm" fo:border="none"/>
      <style:text-properties style:font-name="Tahoma1" fo:font-size="6pt" style:font-size-asian="6pt" style:font-size-complex="6pt"/>
    </style:style>
    <style:style style:name="P8" style:family="paragraph" style:parent-style-name="Text_20_body">
      <style:paragraph-properties fo:margin-top="0cm" fo:margin-bottom="0cm" style:contextual-spacing="false" fo:text-align="center" style:justify-single-word="false"/>
      <style:text-properties style:font-name="Tahoma1" fo:font-size="6pt" style:font-size-asian="6pt" style:font-size-complex="6pt"/>
    </style:style>
    <style:style style:name="P9" style:family="paragraph" style:parent-style-name="Text_20_body">
      <style:paragraph-properties fo:margin-top="0cm" fo:margin-bottom="0.007cm" style:contextual-spacing="false" fo:text-align="center" style:justify-single-word="false"/>
      <style:text-properties style:font-name="Tahoma1" fo:font-size="6pt" style:font-size-asian="6pt" style:font-size-complex="6pt"/>
    </style:style>
    <style:style style:name="P10" style:family="paragraph" style:parent-style-name="Table_20_Contents">
      <style:paragraph-properties fo:text-align="center" style:justify-single-word="false"/>
      <style:text-properties style:font-name="Tahoma1" fo:font-size="6pt" style:font-size-asian="6pt" style:font-size-complex="6pt"/>
    </style:style>
    <style:style style:name="P11" style:family="paragraph" style:parent-style-name="Header">
      <style:paragraph-properties fo:text-align="end" style:justify-single-word="false"/>
      <style:text-properties style:font-name="Tahoma1" fo:font-size="6pt" style:text-underline-style="none" style:font-size-asian="6pt" style:font-size-complex="6pt"/>
    </style:style>
    <style:style style:name="P12" style:family="paragraph" style:parent-style-name="Table_20_Contents">
      <style:paragraph-properties fo:margin-top="0cm" fo:margin-bottom="0.499cm" style:contextual-spacing="false" fo:text-align="center" style:justify-single-word="false" fo:padding="0cm" fo:border="none"/>
      <style:text-properties style:font-name="Tahoma1" fo:font-size="6pt" style:text-underline-style="none" fo:font-weight="bold" style:font-size-asian="6pt" style:font-weight-asian="bold" style:font-size-complex="6pt" style:font-weight-complex="bold"/>
    </style:style>
    <style:style style:name="P13" style:family="paragraph" style:parent-style-name="Footer">
      <style:paragraph-properties fo:text-align="end" style:justify-single-word="false"/>
      <style:text-properties style:font-name="Tahoma1" fo:font-size="6pt" fo:language="zxx" fo:country="none" style:font-size-asian="6pt" style:font-size-complex="6pt"/>
    </style:style>
    <style:style style:name="P14" style:family="paragraph" style:parent-style-name="Text_20_body">
      <style:paragraph-properties fo:text-align="justify" style:justify-single-word="false"/>
      <style:text-properties style:font-name="Tahoma1" fo:font-size="6pt" fo:font-weight="bold" style:font-size-asian="6pt" style:font-size-complex="6pt"/>
    </style:style>
    <style:style style:name="P15" style:family="paragraph" style:parent-style-name="Text_20_body">
      <style:paragraph-properties fo:text-align="center" style:justify-single-word="false"/>
      <style:text-properties style:font-name="Tahoma1" fo:font-size="6pt" fo:font-weight="bold" style:font-size-asian="6pt" style:font-size-complex="6pt"/>
    </style:style>
    <style:style style:name="P16" style:family="paragraph" style:parent-style-name="Table_20_Contents">
      <style:paragraph-properties fo:margin-top="0cm" fo:margin-bottom="0.09cm" style:contextual-spacing="false" fo:text-align="center" style:justify-single-word="false" fo:padding="0cm" fo:border="none" fo:keep-with-next="always"/>
      <style:text-properties style:font-name="Tahoma1" fo:font-size="6pt" fo:font-weight="bold" style:font-size-asian="6pt" style:font-size-complex="6pt"/>
    </style:style>
    <style:style style:name="P17" style:family="paragraph" style:parent-style-name="Table_20_Contents">
      <style:paragraph-properties fo:margin-top="0cm" fo:margin-bottom="0.09cm" style:contextual-spacing="false" fo:text-align="center" style:justify-single-word="false" fo:padding="0cm" fo:border="none"/>
      <style:text-properties style:font-name="Tahoma1" fo:font-size="6pt" fo:font-weight="bold" style:font-size-asian="6pt" style:font-size-complex="6pt"/>
    </style:style>
    <style:style style:name="P18" style:family="paragraph" style:parent-style-name="Table_20_Contents">
      <style:paragraph-properties fo:margin-top="0cm" fo:margin-bottom="0cm" style:contextual-spacing="false" fo:text-align="center" style:justify-single-word="false" fo:padding="0cm" fo:border="none"/>
      <style:text-properties style:font-name="Tahoma1" fo:font-size="6pt" fo:font-weight="bold" style:font-size-asian="6pt" style:font-size-complex="6pt"/>
    </style:style>
    <style:style style:name="P19" style:family="paragraph" style:parent-style-name="Text_20_body">
      <style:paragraph-properties fo:margin-top="0cm" fo:margin-bottom="0cm" style:contextual-spacing="false" fo:text-align="center" style:justify-single-word="false"/>
      <style:text-properties style:font-name="Tahoma1" fo:font-size="6pt" fo:font-weight="bold" style:font-size-asian="6pt" style:font-size-complex="6pt"/>
    </style:style>
    <style:style style:name="P20" style:family="paragraph" style:parent-style-name="Text_20_body">
      <style:paragraph-properties fo:margin-top="0cm" fo:margin-bottom="0.007cm" style:contextual-spacing="false" fo:text-align="center" style:justify-single-word="false"/>
      <style:text-properties style:font-name="Tahoma1" fo:font-size="6pt" fo:font-weight="bold" style:font-size-asian="6pt" style:font-size-complex="6pt"/>
    </style:style>
    <style:style style:name="P21" style:family="paragraph" style:parent-style-name="Text_20_body">
      <style:paragraph-properties fo:text-align="start" style:justify-single-word="false"/>
      <style:text-properties style:font-name="Tahoma1" fo:font-size="6pt" fo:font-weight="bold" style:font-size-asian="6pt" style:font-size-complex="6pt"/>
    </style:style>
    <style:style style:name="P22" style:family="paragraph" style:parent-style-name="Table_20_Contents">
      <style:paragraph-properties fo:margin-top="0cm" fo:margin-bottom="0.499cm" style:contextual-spacing="false" fo:text-align="center" style:justify-single-word="false" fo:padding="0cm" fo:border="none" fo:keep-with-next="always"/>
      <style:text-properties style:font-name="Tahoma1" fo:font-size="6pt" fo:font-weight="bold" style:font-size-asian="6pt" style:font-weight-asian="bold" style:font-size-complex="6pt" style:font-weight-complex="bold"/>
    </style:style>
    <style:style style:name="P23" style:family="paragraph" style:parent-style-name="Table_20_Contents">
      <style:paragraph-properties fo:margin-top="0cm" fo:margin-bottom="0.499cm" style:contextual-spacing="false" fo:text-align="center" style:justify-single-word="false" fo:padding="0cm" fo:border="none"/>
      <style:text-properties style:font-name="Tahoma1" fo:font-size="6pt" fo:font-weight="bold" style:font-size-asian="6pt" style:font-weight-asian="bold" style:font-size-complex="6pt" style:font-weight-complex="bold"/>
    </style:style>
    <style:style style:name="P24" style:family="paragraph" style:parent-style-name="Text_20_body">
      <style:paragraph-properties fo:text-align="start" style:justify-single-word="false"/>
      <style:text-properties style:font-name="Tahoma1" fo:font-size="6pt" fo:font-weight="normal" style:font-size-asian="6pt" style:font-weight-asian="normal" style:font-size-complex="6pt" style:font-weight-complex="normal"/>
    </style:style>
    <style:style style:name="P25" style:family="paragraph" style:parent-style-name="Text_20_body">
      <style:paragraph-properties fo:text-align="justify" style:justify-single-word="false"/>
      <style:text-properties style:font-name="Tahoma1" fo:font-size="6pt" fo:font-weight="normal" style:font-size-asian="6pt" style:font-weight-asian="normal" style:font-size-complex="6pt" style:font-weight-complex="normal"/>
    </style:style>
    <style:style style:name="P26" style:family="paragraph" style:parent-style-name="Text_20_body">
      <style:paragraph-properties fo:margin-top="0cm" fo:margin-bottom="0.007cm" style:contextual-spacing="false" fo:text-align="justify" style:justify-single-word="false"/>
      <style:text-properties style:font-name="Tahoma1" fo:font-size="6pt" fo:font-weight="normal" style:font-size-asian="6pt" style:font-weight-asian="normal" style:font-size-complex="6pt" style:font-weight-complex="normal"/>
    </style:style>
    <style:style style:name="P27" style:family="paragraph" style:parent-style-name="Header">
      <style:paragraph-properties fo:text-align="end" style:justify-single-word="false"/>
      <style:text-properties style:font-name="Tahoma1" fo:font-size="6pt" officeooo:rsid="0009c430" officeooo:paragraph-rsid="001ea0c6" style:font-size-asian="6pt" style:font-size-complex="6pt"/>
    </style:style>
    <style:style style:name="P28" style:family="paragraph" style:parent-style-name="Text_20_body" style:list-style-name="L1">
      <style:paragraph-properties fo:text-align="justify" style:justify-single-word="false"/>
      <style:text-properties style:font-name="Tahoma1" fo:font-size="6pt" style:font-size-asian="6pt" style:font-size-complex="6pt"/>
    </style:style>
    <style:style style:name="P29" style:family="paragraph" style:parent-style-name="Text_20_body" style:list-style-name="L2">
      <style:paragraph-properties fo:text-align="justify" style:justify-single-word="false"/>
      <style:text-properties style:font-name="Tahoma1" fo:font-size="6pt" style:font-size-asian="6pt" style:font-size-complex="6pt"/>
    </style:style>
    <style:style style:name="P30" style:family="paragraph" style:parent-style-name="Text_20_body" style:list-style-name="L4">
      <style:paragraph-properties fo:text-align="justify" style:justify-single-word="false"/>
      <style:text-properties style:font-name="Tahoma1" fo:font-size="6pt" style:font-size-asian="6pt" style:font-size-complex="6pt"/>
    </style:style>
    <style:style style:name="P31" style:family="paragraph" style:parent-style-name="Text_20_body" style:list-style-name="L2">
      <style:paragraph-properties fo:margin-top="0cm" fo:margin-bottom="0.007cm" style:contextual-spacing="false" fo:text-align="start" style:justify-single-word="false"/>
      <style:text-properties style:font-name="Tahoma1" fo:font-size="6pt" style:font-size-asian="6pt" style:font-size-complex="6pt"/>
    </style:style>
    <style:style style:name="P32" style:family="paragraph" style:parent-style-name="Text_20_body" style:list-style-name="L1">
      <style:paragraph-properties fo:text-align="justify" style:justify-single-word="false"/>
      <style:text-properties style:font-name="Tahoma1" fo:font-size="6pt" fo:letter-spacing="-0.005cm" style:font-size-asian="6pt" style:font-size-complex="6pt"/>
    </style:style>
    <style:style style:name="P33" style:family="paragraph" style:parent-style-name="Text_20_body" style:list-style-name="L1">
      <style:paragraph-properties fo:text-align="justify" style:justify-single-word="false"/>
      <style:text-properties style:font-name="Tahoma1" fo:font-size="6pt" fo:letter-spacing="-0.005cm" fo:font-style="normal" style:font-size-asian="6pt" style:font-style-asian="normal" style:font-size-complex="6pt" style:font-style-complex="normal"/>
    </style:style>
    <style:style style:name="P34" style:family="paragraph" style:parent-style-name="Text_20_body" style:list-style-name="L3">
      <style:paragraph-properties fo:margin-top="0cm" fo:margin-bottom="0.007cm" style:contextual-spacing="false" fo:text-align="justify" style:justify-single-word="false"/>
      <style:text-properties style:font-name="Tahoma1" fo:font-size="6pt" fo:font-weight="normal" style:font-size-asian="6pt" style:font-weight-asian="normal" style:font-size-complex="6pt" style:font-weight-complex="normal"/>
    </style:style>
    <style:style style:name="P35" style:family="paragraph" style:parent-style-name="Text_20_body" style:list-style-name="L4">
      <style:paragraph-properties fo:text-align="justify" style:justify-single-word="false"/>
      <style:text-properties style:font-name="Tahoma1" fo:font-size="6pt" fo:font-weight="normal" style:font-size-asian="6pt" style:font-weight-asian="normal" style:font-size-complex="6pt" style:font-weight-complex="normal"/>
    </style:style>
    <style:style style:name="P36" style:family="paragraph" style:parent-style-name="Text_20_body" style:list-style-name="L2">
      <style:paragraph-properties fo:text-align="start" style:justify-single-word="false"/>
      <style:text-properties fo:color="#000000" loext:opacity="100%" style:font-name="Tahoma1" fo:font-size="6pt" fo:letter-spacing="-0.005cm" style:font-size-asian="6pt" style:font-size-complex="6pt"/>
    </style:style>
    <style:style style:name="P37" style:family="paragraph" style:parent-style-name="Text_20_body">
      <style:paragraph-properties fo:margin-left="1.245cm" fo:margin-right="0cm" fo:text-align="start" style:justify-single-word="false" fo:text-indent="0cm" style:auto-text-indent="false"/>
      <style:text-properties fo:color="#000000" loext:opacity="100%" style:font-name="Tahoma1" fo:font-size="6pt" fo:font-style="normal" style:text-underline-style="none" fo:font-weight="normal" style:font-size-asian="6pt" style:font-style-asian="normal" style:font-weight-asian="normal" style:font-size-complex="6pt" style:font-style-complex="normal" style:font-weight-complex="normal"/>
    </style:style>
    <style:style style:name="P38" style:family="paragraph">
      <loext:graphic-properties draw:fill-color="#ff6600"/>
      <style:paragraph-properties fo:text-align="center"/>
    </style:style>
    <style:style style:name="T1" style:family="text">
      <style:text-properties fo:font-weight="bold"/>
    </style:style>
    <style:style style:name="T2" style:family="text">
      <style:text-properties fo:font-weight="bold"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0000" loext:opacity="100%"/>
    </style:style>
    <style:style style:name="T5" style:family="text">
      <style:text-properties fo:color="#000000" loext:opacity="100%" fo:font-weight="bold"/>
    </style:style>
    <style:style style:name="T6" style:family="text">
      <style:text-properties fo:color="#000000" loext:opacity="100%" fo:font-weight="bold" style:font-weight-asian="normal" style:font-weight-complex="normal"/>
    </style:style>
    <style:style style:name="T7" style:family="text">
      <style:text-properties fo:color="#000000" loext:opacity="100%" fo:letter-spacing="-0.005cm" fo:font-weight="normal" style:font-weight-asian="normal" style:font-weight-complex="normal"/>
    </style:style>
    <style:style style:name="T8" style:family="text">
      <style:text-properties fo:color="#000000" loext:opacity="100%" fo:letter-spacing="-0.005cm" fo:font-weight="bold"/>
    </style:style>
    <style:style style:name="T9" style:family="text">
      <style:text-properties fo:color="#000000" loext:opacity="100%" fo:font-weight="normal" style:font-weight-asian="normal" style:font-weight-complex="normal"/>
    </style:style>
    <style:style style:name="T10" style:family="text">
      <style:text-properties fo:color="#000000" loext:opacity="100%" style:text-underline-style="none" fo:font-weight="normal" style:font-name-asian="Segoe UI" style:font-weight-asian="normal" style:font-name-complex="Segoe UI" style:font-weight-complex="normal"/>
    </style:style>
    <style:style style:name="T11" style:family="text">
      <style:text-properties fo:color="#000000" loext:opacity="100%" fo:font-style="normal" fo:font-weight="normal" style:font-style-asian="normal" style:font-weight-asian="normal" style:font-style-complex="normal" style:font-weight-complex="normal"/>
    </style:style>
    <style:style style:name="T12" style:family="text">
      <style:text-properties fo:language="zxx" fo:country="none"/>
    </style:style>
    <style:style style:name="T13" style:family="text">
      <style:text-properties style:text-underline-style="none"/>
    </style:style>
    <style:style style:name="T14" style:family="text">
      <style:text-properties fo:font-style="italic" fo:font-weight="bold" style:font-weight-asian="normal" style:font-weight-complex="normal"/>
    </style:style>
    <style:style style:name="T15" style:family="text">
      <style:text-properties style:font-name="Tahoma"/>
    </style:style>
    <style:style style:name="T16" style:family="text">
      <style:text-properties style:font-name="Tahoma" fo:font-weight="bold"/>
    </style:style>
    <style:style style:name="T17" style:family="text">
      <style:text-properties style:font-name="Tahoma" fo:font-weight="normal" style:font-weight-asian="normal" style:font-weight-complex="normal"/>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81cm" svg:stroke-color="#ff6600" draw:marker-start-width="0.474cm" draw:marker-end-width="0.474cm" draw:fill-color="#ff66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2" text:name="Sección1">
        <text:p text:style-name="P2">CONTRATO <text:span text:style-name="T1">INDIVIDUAL DE TRABAJO POR TIEMPO DETERMINADO</text:span>, QUE CELEBRAN POR UNA PARTE <text:span text:style-name="T1">HOTELES Y CLUB DEPORTIVO UNIVERSIDAD DE GUADALAJARA </text:span>A QUIEN EN LO SUCESIVO SE LE DENOMINARÁ “<text:span text:style-name="T1">EL PATRÓN” </text:span>REPRESENTADA POR EL COORDINADOR DE ENTIDADES PRODUCTIVAS PARA LA GENERACIÓN DE RECURSOS COMPLEMENTARIOS, EL <text:span text:style-name="T1">MTRO. MISSAEL ROBLES ROBLES ROBLES</text:span>, Y POR LA OTRA EL <text:span text:style-name="T1">C. paramNombre </text:span>A QUIEN EN LO SUCESIVO Y PARA LOS EFECTOS DE ESTE CONTRATO SE LE DENOMINARÁ COMO “<text:span text:style-name="T1">EL TRABAJADOR” </text:span>CONFORME AL TENOR DE LAS SIGUIENTES DECLARACIONES Y CLÁUSULAS:</text:p>
        <text:p text:style-name="P2"/>
        <text:p text:style-name="P15">DECLARACIONES:</text:p>
        <text:p text:style-name="P21"><text:span text:style-name="T3">Declara </text:span>“EL PATRÓN” <text:span text:style-name="T3">a través de su representante:</text:span></text:p>
        <text:list text:style-name="L1">
          <text:list-item>
            <text:p text:style-name="P28">Que la Universidad de Guadalajara, es un organismo público descentralizado del Gobierno del Estado de Jalisco con autonomía, personalidad jurídica y patrimonio propios, de conformidad con lo dispuesto en el artículo 1o. de su Ley Orgánica, promulgada por el Ejecutivo local el día 15 de enero de 1994, en ejecución del decreto número 15319 del H. Congreso del Estado de Jalisco.</text:p>
          </text:list-item>
          <text:list-item>
            <text:p text:style-name="P28">Que la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entidades creadas por la Universidad de Guadalajara para la obtención de recursos complementarios que puedan ser aplicados en programas prioritarios para su desarrollo institucional.</text:p>
          </text:list-item>
          <text:list-item>
            <text:p text:style-name="P32">Que el Mtro. Missael Robles Robles, Coordinador de Entidades Productivas para la Generación de Recursos Complementarios por lo que es el responsable de dirigir, coordinar, administrar y representar las entidades universitarias, de conformidad con lo dispuesto en el artículo 51 del Estatuto Orgánico del Centro Universitario de Ciencias Económico Administrativas.</text:p>
          </text:list-item>
          <text:list-item>
            <text:p text:style-name="P33">Que es atribución de la Universidad de Guadalajara, conforme al artículo 6 fracción XIII, crear entidades y realizar programas generadores de recursos complementarios, para tal efecto, mediante dictamen número II/2021/134 del H. Consejo General Universitario, se crea como una instancia integrante de la Coordinación de Entidades Productivas para la Generación de Recursos Complementarios, la entidad productiva denominada “Hoteles y Club Deportivo Universidad de Guadalajara”, la cual tiene por objeto: La administración y operación del Hotel Villa Montecarlo, del Hotel Villa Primavera, así como del Club Deportivo Universidad de Guadalajara. II. Ofrecer los servicios de hospedaje, restaurante, bar, salones de eventos, facilidades para convenciones y los servicios generales (alberca con aguas termales, de seguridad, lavandería, room service, boutique, canchas, juegos infantiles, cajas de seguridad, servicio médico, salón de juegos y actividades recreativas), así como los demás servicios inherentes a su naturaleza, al turismo nacional e internacional. III. Promover, fomentar, coordinar todas las actividades deportivas y sociales tanto en el Club Deportivo como en los Hoteles Villa Primavera y Villa Montecarlo, reglamentando internamente el uso de dichas instalaciones. IV. Organización de eventos para grupos, brindando la atención integral en la oferta de servicios, tales como: servicios de alimentos, renta de mobiliario, capacitación, meseros, entre otros. Comercialización de los espacios, parcialmente o en su totalidad.</text:p>
          </text:list-item>
          <text:list-item>
            <text:p text:style-name="P28">Que designa como responsable para la ejecución del presente contrato al Director de Hoteles y Club Deportivo Universidad de Guadalajara, el Mtro. Víctor Hugo Méndez García.</text:p>
          </text:list-item>
          <text:list-item>
            <text:p text:style-name="P28">Que señala como domicilio fiscal en la Avenida Juárez número 976, Sector Juárez, en Guadalajara, Jalisco.</text:p>
          </text:list-item>
          <text:list-item>
            <text:p text:style-name="P28">Que selaña como domicilio de las oficinas Corporativas de Hoteles y Club Deportivo Universidad de Guadalajara, en la calle Ignacio Jacobo número 35, Colonia Industrial los Belenes, C.P. 45157, Zapopan, Jalisco.</text:p>
          </text:list-item>
          <text:list-item>
            <text:p text:style-name="P28">Que el <text:span text:style-name="T1">Hotel Villa Montecarlo </text:span>se encuentra ubicado en Calle Hidalgo número 296, en Chapala, Jalisco.</text:p>
          </text:list-item>
          <text:list-item>
            <text:p text:style-name="P28">Que es su voluntad contratar los servicios de “<text:span text:style-name="T1">EL TRABAJADOR</text:span>”, para desempeñar las funciones que se detallan en las cláusulas del presente contrato.</text:p>
          </text:list-item>
        </text:list>
        <text:p text:style-name="P4">Declara “EL TRABAJADOR” bajo protesta de decir verdad:</text:p>
        <text:list xml:id="list1457907938" text:style-name="L2">
          <text:list-item>
            <text:p text:style-name="P31">Que sus generales son los siguientes:</text:p>
            <text:list>
              <text:list-item>
                <text:list>
                  <text:list-item>
                    <text:p text:style-name="P31">Nacionalidad: paramNacionalidad</text:p>
                  </text:list-item>
                  <text:list-item>
                    <text:p text:style-name="P31">Fecha de nacimiento: paramFechaNacimiento</text:p>
                  </text:list-item>
                  <text:list-item>
                    <text:p text:style-name="P31">Sexo: paramGenero</text:p>
                  </text:list-item>
                  <text:list-item>
                    <text:p text:style-name="P31">Estado Civil: paramEstadoCivil</text:p>
                  </text:list-item>
                  <text:list-item>
                    <text:p text:style-name="P31">Domicilio: paramDomicilio</text:p>
                  </text:list-item>
                  <text:list-item>
                    <text:p text:style-name="P31">Escolaridad: paramGradoEstudio</text:p>
                  </text:list-item>
                  <text:list-item>
                    <text:p text:style-name="P31">RFC: paramRfc</text:p>
                  </text:list-item>
                  <text:list-item>
                    <text:p text:style-name="P31">CURP: paramCurp</text:p>
                  </text:list-item>
                </text:list>
              </text:list-item>
            </text:list>
          </text:list-item>
          <text:list-item>
            <text:p text:style-name="P36">Que designa como beneficiarios, para el pago de los salarios y prestaciones devengadas y no cobradas, para el caso de fallecimiento o desaparición, las siguientes personas:</text:p>
          </text:list-item>
        </text:list>
        <text:p text:style-name="P4"><text:tab/><text:span text:style-name="T16">Nombre</text:span><text:span text:style-name="T15">: benNombre </text:span><text:span text:style-name="T16">Parentesco: </text:span><text:span text:style-name="T17">benParentesco</text:span><text:span text:style-name="T15"> </text:span><text:span text:style-name="T16">Porcentaje: </text:span><text:span text:style-name="T17">benPorc</text:span></text:p>
        <text:list xml:id="list233210957362370" text:continue-numbering="true" text:style-name="L2">
          <text:list-item>
            <text:p text:style-name="P29"><text:span text:style-name="T7">Declara tener los conocimientos, aptitudes, facultades y experiencia necesarios para desempeñar las funciones que se detallan en la cláusula primera del contrato y que es su voluntad desempeñar dicho puesto en servicio de </text:span><text:span text:style-name="T8">“EL PATRÓN”.</text:span></text:p>
          </text:list-item>
        </text:list>
        <text:p text:style-name="P24">En consideración a las declaraciones que anteceden, convienen las partes en celebrar las siguientes:</text:p>
        <text:p text:style-name="P15">CLÁUSULAS:</text:p>
        <text:p text:style-name="P2"><text:span text:style-name="T2">PRIMERA.- </text:span><text:span text:style-name="T3">“</text:span><text:span text:style-name="T2">EL TRABAJADOR” </text:span><text:span text:style-name="T3">conviene prestar sus servicios personales subordinados a </text:span><text:span text:style-name="T2">HOTELES Y CLUB DEPORTIVO UNIVERSIDAD DE GUADALAJARA,</text:span><text:span text:style-name="T3"> sujetándose a la dirección, vigilancia o instrucciones que reciba de “</text:span><text:span text:style-name="T2">EL PATRÓN” </text:span><text:span text:style-name="T3">a través de su director, para el desempeño de sus labores, obligándose a atender todas las actividades inherentes a su ocupación principal, esto es como</text:span><text:span text:style-name="T1"> paramPuesto</text:span><text:span text:style-name="T3">, en el </text:span><text:span text:style-name="T2">Hotel Villa Montecarlo</text:span><text:span text:style-name="T1">.</text:span></text:p>
        <text:p text:style-name="P4"><text:span text:style-name="T3">Las partes acuerdan que </text:span><text:span text:style-name="T1">“EL TRABAJADOR”</text:span><text:span text:style-name="T3"> deberá paramPropositoPuesto. </text:span><text:span text:style-name="T11">de igual manera deberá realizar las siguientes actividades:</text:span></text:p>
        <text:p text:style-name="P37">paramActividad</text:p>
        <text:p text:style-name="P2"><text:span text:style-name="T1">SEGUNDA.- “EL TRABAJADOR” </text:span><text:span text:style-name="T3">conviene en que prestará sus servicios en las instalaciones del </text:span><text:span text:style-name="T2">Hotel Villa Montecarlo</text:span><text:span text:style-name="T3">, ubicado en el domicilio señalado en la declaración VIII de las declaraciones de </text:span><text:span text:style-name="T1">“EL PATRÓN”</text:span><text:span text:style-name="T3">, y de manera extraordinaria en las que </text:span><text:span text:style-name="T1">“EL PATRÓN” </text:span><text:span text:style-name="T3">por su objeto requiera de sus servicios personales y que se ubiquen dentro de la zona metropolitana de Jalisco</text:span><text:span text:style-name="T1">.</text:span></text:p>
        <text:p text:style-name="P2"><text:span text:style-name="T1">TERCERA.-</text:span>Toda vez que conforme a lo establecido en la Ley Federal del Trabajo; el pago del salario se realiza conforme a su labor principal, así como labores conexas a la principal, “<text:span text:style-name="T1">EL PATRON</text:span>”, podrá realizar modificación de las condiciones de trabajo, conforme el desempeño de “<text:span text:style-name="T1">EL TRABAJADOR”</text:span>, así como de las necesidades de la entidad; para lo cual “<text:span text:style-name="T1">EL PATRON” </text:span>podrá realizar cada tres meses una revisión del desempeño de funciones de “<text:span text:style-name="T1">EL TRABAJADOR” </text:span>y del sueldo, a efecto de valorar la continuidad del puesto cuando concurran circunstancias que la justifiquen.</text:p>
        <text:p text:style-name="P2"><text:span text:style-name="T1">CUARTA.- </text:span><text:span text:style-name="T3">El presente contrato será por tiempo determinado comenzando a surtir efectos a partir del</text:span> paramFechaInicio, concluyendo el <text:span text:style-name="T13">paramFechaFin</text:span>, de conformidad con lo dispuesto por los artículos 31 y 35 de la Ley Federal del Trabajo.</text:p>
        <text:p text:style-name="P2"><text:span text:style-name="T1">QUINTA.- </text:span><text:span text:style-name="T3">Las partes convienen en que "</text:span><text:span text:style-name="T2">EL TRABAJADOR” </text:span><text:span text:style-name="T3">percibirá por los servicios prestados objeto de este contrato, la cantidad de</text:span><text:span text:style-name="T1"> paramSueldo </text:span><text:span text:style-name="T3">menos deducciones, como salario mensual, suma que incluye el pago de los séptimos días y el correspondiente a los días de descanso obligatorio. El pago será quincenal y deberá hacerse a más tardar los días 15 y último de cada mes. El pago se realizará por medio electrónico a través de depósito en tarjeta de débito</text:span><text:span text:style-name="T14">.</text:span></text:p>
        <text:p text:style-name="P2"><text:span text:style-name="T1">SEXTA. </text:span>Las partes acuerdan que "<text:span text:style-name="T1">EL TRABAJADOR” </text:span><text:span text:style-name="T10">realizará sus labores, en jornadas de 8 horas diarias, esto cambiando turnos de acuerdo con la ocupación en el Club. Tendrá derecho a un día de descaso por cada seis laborados, siendo en este caso su día de descanso variable.</text:span></text:p>
        <text:p text:style-name="P2"><text:span text:style-name="T3">Los horarios, que tendrá el trabajador serán los siguientes, de acuerdo con lo que indique “</text:span><text:span text:style-name="T2">EL PATRÓN”</text:span><text:span text:style-name="T3">, conforme a la ocupación y requerimientos del Hotel:</text:span></text:p>
        <text:list text:style-name="L3">
          <text:list-item>
            <text:p text:style-name="P34">De 07:00 a 15:00 horas</text:p>
          </text:list-item>
          <text:list-item>
            <text:p text:style-name="P34">De 15:00 a 23:00 horas</text:p>
          </text:list-item>
          <text:list-item>
            <text:p text:style-name="P34">De 23:00 a 07:00 horas</text:p>
          </text:list-item>
        </text:list>
        <text:p text:style-name="P26"/>
        <text:p text:style-name="P3"><text:span text:style-name="T4">“</text:span><text:span text:style-name="T5">EL TRABAJADOR” </text:span><text:span text:style-name="T4">gozará de un lapso de al menos 30 minutos para tomas sus alimentos o descansar, los cuales se contarán como tiempo efectivamente laborado.</text:span></text:p>
        <text:p text:style-name="P3"/>
        <text:p text:style-name="P2"><text:span text:style-name="T1">SÉPTIMA.- </text:span><text:span text:style-name="T3">En los términos de la cláusula anterior, </text:span><text:span text:style-name="T2">"</text:span><text:span text:style-name="T1">EL TRABAJADOR” </text:span><text:span text:style-name="T3">otorga expresamente su consentimiento para que </text:span><text:span text:style-name="T1">"EL PATRÓN”</text:span><text:span text:style-name="T3"> señale y varié los horarios de trabajo dentro de los cuales deberá laborar</text:span><text:span text:style-name="T1"> "EL TRABAJADOR”</text:span><text:span text:style-name="T3">, de acuerdo con las necesidades de servicio.</text:span></text:p>
        <text:p text:style-name="P2"><text:span text:style-name="T1">OCTAVA.- </text:span><text:span text:style-name="T3">En caso de que "</text:span><text:span text:style-name="T2">EL TRABAJADOR”</text:span><text:span text:style-name="T3"> tenga que laborar mayor tiempo del que fija su jornada de conformidad con la cláusula sexta, </text:span><text:span text:style-name="T9">deberá recabar previamente una constancia escrita de "</text:span><text:span text:style-name="T6">EL PATRÓN”</text:span><text:span text:style-name="T9"> autorizándolo para laborar tiempo extraordinario. Sin este requisito no estará autorizado para prestar sus servicios en jornada extraordinaria.</text:span></text:p>
        <text:p text:style-name="P2"><text:span text:style-name="T9">Las partes acuerdan que “</text:span><text:span text:style-name="T6">EL TRABAJADOR”</text:span><text:span text:style-name="T9">, podrá prestar sus servicios al departamento que lo solicite, acorde a sus habilidades y capacidades, cuando sea requerido por “</text:span><text:span text:style-name="T6">EL PATRÓN”, </text:span><text:span text:style-name="T9">para cual se le contabilizará dicha actividad como jornada extraordinaria.</text:span></text:p>
        <text:p text:style-name="P2"><text:soft-page-break/><text:span text:style-name="T1">NOVENA. - “EL TRABAJADOR” </text:span><text:span text:style-name="T3">está obligado a checar su tarjeta o a firmar listas de asistencia, a la entrada y salida de sus labores, por lo que el incumplimiento de este requisito indicará la falta injustificada a sus labores, para todos los efectos legales</text:span>.</text:p>
        <text:p text:style-name="P2"><text:span text:style-name="T1">DÉCIMA.</text:span>- La entrada a las labores se deberá realizar con puntualidad; "<text:span text:style-name="T1">EL PATRÓN” </text:span>otorga a "<text:span text:style-name="T1">EL TRABAJADOR” </text:span>tiempo de tolerancia si la entrada se hiciera después de 10 minutos de la hora señalada se considerará retardo. Después de 20 minutos se tomará como falta injustificada a sus labores. Cuando "<text:span text:style-name="T1">EL TRABAJADOR” </text:span>haya acumulado tres retardos en un mes, deberá reponer el tiempo acumulado de esos retardos, si se niega será tomado como falta injustificada.</text:p>
        <text:p text:style-name="P2"><text:span text:style-name="T1">DÉCIMA PRIMERA.</text:span>- <text:span text:style-name="T3">En caso de que </text:span><text:span text:style-name="T1">"EL TRABAJADOR” </text:span><text:span text:style-name="T3">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ntidad universitaria, previo acuerdo con </text:span><text:span text:style-name="T1">"EL TRABAJADOR”.</text:span></text:p>
        <text:p text:style-name="P2"><text:span text:style-name="T1">DÉCIMA SEGUNDA.- “EL PATRÓN”</text:span><text:span text:style-name="T3"> cubrirá a </text:span><text:span text:style-name="T1">“EL TRABAJADOR” </text:span><text:span text:style-name="T3">por concepto de prima vacacional el 25% del salario de </text:span><text:span text:style-name="T1">“EL TRABAJADOR”</text:span><text:span text:style-name="T3"> los cuales se entregarán en una sola partida, en los subsiguientes periodos vacacionales, según los periodos establecidos en la cláusula anterior. Este pago se sumará al importe de los salarios que le correspondan durante el periodo vacacional.</text:span></text:p>
        <text:p text:style-name="P2"><text:span text:style-name="T1">DÉCIMA TERCERA.</text:span>- Las partes convienen en que "<text:span text:style-name="T1">EL TRABAJADOR” </text:span>tendrá derecho anualmente a un aguinaldo proporcional a treinta días de salario nominal, que deberá pagársele a más tardar el 20 de diciembre de cada año.</text:p>
        <text:p text:style-name="P2"><text:span text:style-name="T1">DÉCIMA CUARTA.- EL TRABAJADOR” </text:span><text:span text:style-name="T3">se obliga a entregar su documentación e información actualizada anualmente como lo es identificación, comprobante de domicilio y/o cambio de estado Civil, o de beneficiarios. Cuando exista modificación, con respecto a esta.</text:span></text:p>
        <text:p text:style-name="P2"><text:span text:style-name="T2">DÉCIMA QUINTA.-</text:span><text:span text:style-name="T3"> “</text:span><text:span text:style-name="T2">EL TRABAJADOR” </text:span><text:span text:style-name="T3">reconoce que todos los documentos y la información que sirve para la realización de sus funciones y los resultados derivados de ellas son propiedad de “</text:span><text:span text:style-name="T2">EL PATRÓN” </text:span><text:span text:style-name="T3">y será de carácter confidencial. Es así que, además de las obligaciones que emanan de la naturaleza del acuerdo “</text:span><text:span text:style-name="T2">EL TRABAJADOR” </text:span><text:span text:style-name="T3">estará́ obligado a:</text:span></text:p>
        <text:list text:style-name="L4">
          <text:list-item>
            <text:p text:style-name="P30"><text:span text:style-name="T3">Mantener la información confidencial en estricta reserva y no revelar ningún dato de la información a ninguna otra parte, relacionada o no, sin el consentimiento previo escrito de </text:span><text:span text:style-name="T1">“EL PATRÓN”.</text:span></text:p>
          </text:list-item>
          <text:list-item>
            <text:p text:style-name="P35">Divulgar la información confidencial únicamente a las personas autorizadas para su recepción dentro de la organización.</text:p>
          </text:list-item>
          <text:list-item>
            <text:p text:style-name="P30"><text:span text:style-name="T3">Tratar confidencialmente toda la información recibida directa o indirectamente de </text:span><text:span text:style-name="T1">“EL PATRÓN”</text:span><text:span text:style-name="T3">, y no utilizar ningún dato de esa información de ninguna manera distinta al propósito del presente acuerdo.</text:span></text:p>
          </text:list-item>
          <text:list-item>
            <text:p text:style-name="P30"><text:span text:style-name="T3">No manejar, usar, explotar, o divulgar la información confidencial a ninguna persona o entidad por ningún motivo en contravención a lo dispuesto en este instrumento, salvo que sea expresamente autorizado por escrito a hacerlo por </text:span><text:span text:style-name="T1">“EL PATRÓN”.</text:span></text:p>
          </text:list-item>
        </text:list>
        <text:p text:style-name="P25">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 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text:p>
        <text:p text:style-name="P2"><text:span text:style-name="T1">DÉCIMA SEXTA.-</text:span><text:span text:style-name="T3"> Para cualquier controversia que pudiese surgir con relación a la interpretación y cumplimiento del presente contrato las partes se someten expresamente a la Jurisdicción y legislación de los tribunales del fuero común de la ciudad de Zapopan, Jalisco, renunciando a cualquier otra jurisdicción que pueda corresponderles debido a sus domicilios presentes o futuros.</text:span></text:p>
        <text:p text:style-name="P2"><text:span text:style-name="T3">Las partes enteradas del contenido y alcance del presente contrato manifiestan que en el mismo no existe mala fe, dolo, error o cualquier otro vicio de voluntad y lo firman por duplicado en compañía de los testigos, en la ciudad de Zapopan, Jalisco, el día</text:span> <text:span text:style-name="T12">paramFechaInicio</text:span> quedando cada una de las partes con un ejemplar del presente.</text:p>
      </text:section>
      <text:p text:style-name="P14"/>
      <table:table table:name="Tabla1" table:style-name="Tabla1">
        <table:table-column table:style-name="Tabla1.A"/>
        <table:table-column table:style-name="Tabla1.B"/>
        <table:table-row>
          <table:table-cell table:style-name="Tabla1.A1" office:value-type="string">
            <text:p text:style-name="P5">Por "<text:span text:style-name="T1">EL PATRÓN”</text:span></text:p>
            <text:p text:style-name="P6"/>
            <text:p text:style-name="P16">________________________________</text:p>
            <text:p text:style-name="P18">Mtro. Missael Robles Robles</text:p>
            <text:p text:style-name="P7">Coordinador de Entidades Productivas para la Generación de Recursos Complementarios</text:p>
          </table:table-cell>
          <table:table-cell table:style-name="Tabla1.A1" office:value-type="string">
            <text:p text:style-name="P5">Por "<text:span text:style-name="T1">EL TRABAJADOR”</text:span></text:p>
            <text:p text:style-name="P6"/>
            <text:p text:style-name="P17">________________________________</text:p>
            <text:p text:style-name="P17">paramNombre</text:p>
          </table:table-cell>
        </table:table-row>
        <table:table-row>
          <table:table-cell table:style-name="Tabla1.A1" table:number-columns-spanned="2" office:value-type="string">
            <text:p text:style-name="P22"/>
            <text:p text:style-name="P23">Testigos</text:p>
            <text:p text:style-name="P12"/>
          </table:table-cell>
          <table:covered-table-cell/>
        </table:table-row>
        <table:table-row>
          <table:table-cell table:style-name="Tabla1.A1" office:value-type="string">
            <text:p text:style-name="P20">____________________________________</text:p>
            <text:p text:style-name="P20">L.A.E. Lucia Verónica Vargas Sánchez</text:p>
            <text:p text:style-name="P9">Jefa de la Unidad de Administración y Finanzas de Entidades Productivas para la Generación de Recursos Complementarios</text:p>
            <text:p text:style-name="P6"/>
          </table:table-cell>
          <table:table-cell table:style-name="Tabla1.A1" office:value-type="string">
            <text:p text:style-name="P20">____________________________________</text:p>
            <text:p text:style-name="P19">Mtro. Víctor Hugo Méndez García</text:p>
            <text:p text:style-name="P8">Director de Hoteles y Club Deportivo de la Universidad de Guadalajara</text:p>
            <text:p text:style-name="P10"/>
          </table:table-cell>
        </table:table-row>
      </table:table>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MS PGothic" svg:font-family="'MS PGothic'" style:font-family-generic="modern" style:font-pitch="fixed"/>
    <style:font-face style:name="OpenSymbol" svg:font-family="OpenSymbol"/>
    <style:font-face style:name="OpenSymbol1" svg:font-family="OpenSymbol" style:font-charset="x-symbol"/>
    <style:font-face style:name="Segoe UI" svg:font-family="'Segoe UI'"/>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8pt" style:font-size-asian="8pt" style:font-size-complex="8pt"/>
    </style:style>
    <style:style style:name="Bullet_20_Symbols" style:display-name="Bullet Symbols" style:family="text">
      <style:text-properties style:font-name="OpenSymbol" fo:font-family="OpenSymbol" fo:font-size="6pt" style:font-name-asian="OpenSymbol" style:font-family-asian="OpenSymbol" style:font-size-asian="6pt" style:font-name-complex="OpenSymbol" style:font-family-complex="OpenSymbol" style:font-size-complex="6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ahoma1" fo:font-size="6pt" officeooo:rsid="0009c430" officeooo:paragraph-rsid="001ea0c6" style:font-size-asian="6pt" style:font-size-complex="6pt"/>
    </style:style>
    <style:style style:name="MP2" style:family="paragraph" style:parent-style-name="Header">
      <style:paragraph-properties fo:text-align="end" style:justify-single-word="false"/>
      <style:text-properties style:font-name="Tahoma1" fo:font-size="6pt" style:text-underline-style="none" style:font-size-asian="6pt" style:font-size-complex="6pt"/>
    </style:style>
    <style:style style:name="MP3" style:family="paragraph" style:parent-style-name="Header">
      <style:paragraph-properties fo:text-align="end" style:justify-single-word="false"/>
      <style:text-properties style:font-name="Tahoma1" fo:font-size="6pt" style:font-size-asian="6pt" style:font-size-complex="6pt"/>
    </style:style>
    <style:style style:name="MP4" style:family="paragraph">
      <loext:graphic-properties draw:fill-color="#ff6600"/>
      <style:paragraph-properties fo:text-align="center"/>
    </style:style>
    <style:style style:name="MP5" style:family="paragraph" style:parent-style-name="Footer">
      <style:paragraph-properties fo:text-align="end" style:justify-single-word="false"/>
      <style:text-properties style:font-name="Tahoma1" fo:font-size="6pt" fo:language="zxx" fo:country="none" style:font-size-asian="6pt" style:font-size-complex="6pt"/>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Mgr1" style:family="graphic">
      <style:graphic-properties draw:stroke="solid" svg:stroke-width="0.081cm" svg:stroke-color="#ff6600" draw:marker-start-width="0.474cm" draw:marker-end-width="0.474cm" draw:fill-color="#ff66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teles y Club Deportivo Universidad de Guadalajara</text:p>
        <text:p text:style-name="MP2">paramTipoContrato</text:p>
        <text:p text:style-name="MP3">paramFolioContrato</text:p>
        <text:p text:style-name="MP2"><draw:line text:anchor-type="paragraph" draw:z-index="1" draw:name="Forma1" draw:style-name="Mgr1" draw:text-style-name="MP4" svg:x1="0.051cm" svg:y1="0.118cm" svg:x2="17.593cm" svg:y2="0.118cm"><text:p/></draw:line></text:p>
      </style:header>
      <style:footer>
        <text:section text:style-name="MSect1" text:name="Sección2">
          <text:p text:style-name="MP5">paramNombreFooter<text:tab/></text:p>
          <text:p text:style-name="MP5"/>
          <text:p text:style-name="MP5"><text:tab/>paramVigencia</text:p>
        </text:section>
      </style:footer>
    </style:master-page>
    <style:master-page style:name="HTML"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5H21M11S</meta:editing-duration>
    <meta:editing-cycles>44</meta:editing-cycles>
    <meta:generator>LibreOffice/7.4.0.3$Windows_X86_64 LibreOffice_project/f85e47c08ddd19c015c0114a68350214f7066f5a</meta:generator>
    <dc:date>2022-09-19T23:32:10.640000000</dc:date>
    <meta:document-statistic meta:table-count="1" meta:image-count="0" meta:object-count="0" meta:page-count="2" meta:paragraph-count="76" meta:word-count="2087" meta:character-count="13821" meta:non-whitespace-character-count="11834"/>
    <meta:user-defined meta:name="Info 1"/>
    <meta:user-defined meta:name="Info 2"/>
    <meta:user-defined meta:name="Info 3"/>
    <meta:user-defined meta:name="Info 4"/>
  </office:meta>
</office:document-meta>
</file>